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9" office:value-type="string">
            <text:p>PARAMETER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10" office:value-type="string">
            <text:p>mv1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10" office:value-type="string">
            <text:p>MV1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2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4"/>
          <table:table-cell table:style-name="ce13" table:number-columns-repeated="237"/>
        </table:table-row>
        <table:table-row table:style-name="ro1">
          <table:table-cell/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=</text:p>
          </table:table-cell>
          <table:table-cell table:style-name="ce12" office:value-type="string">
            <text:p>F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12" office:value-type="string">
            <text:p>=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27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9:0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9:07:31</dc:date>
    <meta:editing-cycles>49</meta:editing-cycles>
    <meta:editing-duration>PT13H8M24S</meta:editing-duration>
    <meta:user-defined meta:name="Info 1"/>
    <meta:user-defined meta:name="Info 2"/>
    <meta:user-defined meta:name="Info 3"/>
    <meta:user-defined meta:name="Info 4"/>
    <meta:document-statistic meta:table-count="5" meta:cell-count="60"/>
  </office:meta>
</office:document-meta>
</file>